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background-color="#ffffff">
        <style:background-image/>
      </style:paragraph-properties>
    </style:style>
    <style:style style:name="T1" style:family="text">
      <style:text-properties fo:color="#ffffff" fo:background-color="#3399f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800000" fo:font-weight="bold" style:font-weight-asian="bold" style:font-weight-complex="bold"/>
    </style:style>
    <style:style style:name="T4" style:family="text">
      <style:text-properties fo:color="#800000" fo:background-color="#3399ff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ep 1: User A checks out a working copy</text:p>
      <text:p text:style-name="Standard">Step 2: User B checks out a working copy</text:p>
      <text:p text:style-name="Standard">Step 3: User A updates a file then commits</text:p>
      <text:p text:style-name="Standard">Step 4: User B updates a file then commits</text:p>
      <text:p text:style-name="Standard">=&gt; Commit failed popup is displayed.</text:p>
      <text:p text:style-name="Standard">Step 5: Click Ok button then click on Update on Tortoise popup =&gt; Update finished popup is displayed</text:p>
      <text:p text:style-name="Standard">Step 6: Click Ok button to try to commit again =&gt; Commit successfully</text:p>
      <text:p text:style-name="Standard"/>
      <text:p text:style-name="Standard"/>
      <text:p text:style-name="Standard">In step 5: If there is a conflict =&gt; Can not update (three additional files are displayed). User has to resolve conflict manually <text:s text:c="2"/></text:p>
      <text:p text:style-name="Standard"/>
      <text:p text:style-name="P1">A file <text:span text:style-name="T4">conflict</text:span> occurs when two or more developers have changed the <text:span text:style-name="T3">same few lines of a file</text:span><text:span text:style-name="T2">.</text:span></text:p>
      <text:p text:style-name="Text_20_body"><text:span text:style-name="T2"><text:s/></text:span><text:span text:style-name="T5">If two or more developers</text:span><text:span text:style-name="T2"> </text:span><text:span text:style-name="T3">change different lines of a file</text:span><text:span text:style-name="T2"> =&gt; There is </text:span><text:span text:style-name="T3">no conflict</text:span><text:span text:style-name="T2">.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M56S</meta:editing-duration>
    <meta:editing-cycles>6</meta:editing-cycles>
    <meta:generator>OpenOffice/4.1.1$Win32 OpenOffice.org_project/411m6$Build-9775</meta:generator>
    <dc:date>2016-01-28T09:02:23.99</dc:date>
    <meta:document-statistic meta:table-count="0" meta:image-count="0" meta:object-count="0" meta:page-count="1" meta:paragraph-count="10" meta:word-count="130" meta:character-count="678"/>
    <meta:user-defined meta:name="Info 1"/>
    <meta:user-defined meta:name="Info 2"/>
    <meta:user-defined meta:name="Info 3"/>
    <meta:user-defined meta:name="Info 4"/>
  </office:meta>
</office:document-meta>
</file>